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90000017707CCE73CCB09C4B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adornments="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Arial" fo:font-size="24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Arial" fo:font-size="24pt" fo:font-weight="bold" style:font-size-asian="18pt" style:font-size-complex="18pt"/>
    </style:style>
    <style:style style:name="T1" style:family="text">
      <style:text-properties fo:color="#ffffff" style:font-name="Arial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7.62cm" svg:x="0cm" svg:y="0cm">
          <draw:image xlink:href="Pictures/10000000000002990000017707CCE73CCB09C4BC.png" xlink:type="simple" xlink:show="embed" xlink:actuate="onLoad" loext:mime-type="image/png">
            <text:p/>
          </draw:image>
        </draw:frame>
        <draw:frame draw:style-name="gr2" draw:text-style-name="P3" draw:layer="layout" svg:width="4.421cm" svg:height="1.27cm" svg:x="1.532cm" svg:y="0.619cm">
          <draw:text-box>
            <text:p text:style-name="P2"><text:span text:style-name="T1">WAT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adornments="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04T18:55:13.203859135</meta:creation-date>
    <dc:date>2020-07-04T18:59:27.515391956</dc:date>
    <meta:editing-duration>PT4M14S</meta:editing-duration>
    <meta:editing-cycles>1</meta:editing-cycles>
    <meta:document-statistic meta:object-count="2"/>
    <meta:generator>LibreOffice/6.4.4.2$Linux_X86_64 LibreOffice_project/40$Build-2</meta:generator>
  </office:meta>
</office:document-meta>
</file>